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5">
      <style:text-properties officeooo:paragraph-rsid="00053fbc"/>
    </style:style>
    <style:style style:name="P2" style:family="paragraph" style:parent-style-name="Heading_20_5">
      <style:text-properties officeooo:paragraph-rsid="00082f55"/>
    </style:style>
    <style:style style:name="P3" style:family="paragraph" style:parent-style-name="Standard">
      <style:text-properties officeooo:paragraph-rsid="00041755"/>
    </style:style>
    <style:style style:name="P4" style:family="paragraph" style:parent-style-name="Standard">
      <style:text-properties officeooo:paragraph-rsid="00053fbc"/>
    </style:style>
    <style:style style:name="P5" style:family="paragraph" style:parent-style-name="Standard">
      <style:text-properties officeooo:paragraph-rsid="00082f55"/>
    </style:style>
    <style:style style:name="P6" style:family="paragraph" style:parent-style-name="Heading_20_1">
      <style:text-properties officeooo:paragraph-rsid="00053fbc"/>
    </style:style>
    <style:style style:name="P7" style:family="paragraph" style:parent-style-name="Heading_20_1">
      <style:text-properties officeooo:paragraph-rsid="00082f55"/>
    </style:style>
    <style:style style:name="P8" style:family="paragraph" style:parent-style-name="Heading_20_3">
      <style:text-properties officeooo:paragraph-rsid="00053fbc"/>
    </style:style>
    <style:style style:name="P9" style:family="paragraph" style:parent-style-name="Heading_20_3">
      <style:text-properties officeooo:paragraph-rsid="00082f55"/>
    </style:style>
    <style:style style:name="P10" style:family="paragraph" style:parent-style-name="Heading_20_2">
      <style:text-properties officeooo:paragraph-rsid="00053fbc"/>
    </style:style>
    <style:style style:name="P11" style:family="paragraph" style:parent-style-name="Heading_20_2">
      <style:text-properties officeooo:paragraph-rsid="00082f55"/>
    </style:style>
    <style:style style:name="P12" style:family="paragraph" style:parent-style-name="Heading_20_4">
      <style:text-properties officeooo:paragraph-rsid="00053fbc"/>
    </style:style>
    <style:style style:name="P13" style:family="paragraph" style:parent-style-name="Heading_20_4">
      <style:text-properties officeooo:paragraph-rsid="00082f55"/>
    </style:style>
    <style:style style:name="T1" style:family="text">
      <style:text-properties officeooo:rsid="00041755"/>
    </style:style>
    <style:style style:name="T2" style:family="text">
      <style:text-properties fo:font-weight="bold" officeooo:rsid="00041755" style:font-weight-asian="bold" style:font-weight-complex="bold"/>
    </style:style>
    <style:style style:name="T3" style:family="text">
      <style:text-properties fo:font-style="italic" officeooo:rsid="00041755"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Lorem ipsum dolor sit amet</text:span></text:h>
      <text:p text:style-name="P3"><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3"><text:span text:style-name="T1"/></text:p>
      <text:h text:style-name="Heading_20_2" text:outline-level="2"><text:span text:style-name="T1">Curabitur sodales ligula in libero</text:span></text:h>
      <text:p text:style-name="P3"><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3"><text:span text:style-name="T1"/></text:p>
      <text:h text:style-name="Heading_20_3" text:outline-level="3"><text:span text:style-name="T1">Mauris ipsum</text:span></text:h>
      <text:p text:style-name="P3"><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3"><text:span text:style-name="T1"/></text:p>
      <text:h text:style-name="Heading_20_4" text:outline-level="4"><text:span text:style-name="T1">Sed lectus</text:span></text:h>
      <text:p text:style-name="P3"><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3"><text:span text:style-name="T1"/></text:p>
      <text:h text:style-name="Heading_20_5" text:outline-level="5"><text:span text:style-name="T1">Morbi in dui quis est pulvinar ullamcorper</text:span></text:h>
      <text:p text:style-name="P3"><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3"><text:span text:style-name="T1"/></text:p>
      <text:p text:style-name="P3"><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7" text:outline-level="1"><text:soft-page-break/><text:span text:style-name="T1">Lorem ipsum dolor sit amet</text:span></text:h>
      <text:p text:style-name="P5"><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5"><text:span text:style-name="T1"/></text:p>
      <text:h text:style-name="P11" text:outline-level="2"><text:span text:style-name="T1">Curabitur sodales ligula in libero</text:span></text:h>
      <text:p text:style-name="P5"><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5"><text:span text:style-name="T1"/></text:p>
      <text:h text:style-name="P9" text:outline-level="3"><text:span text:style-name="T1">Mauris ipsum</text:span></text:h>
      <text:p text:style-name="P5"><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5"><text:span text:style-name="T1"/></text:p>
      <text:h text:style-name="P13" text:outline-level="4"><text:span text:style-name="T1">Sed lectus</text:span></text:h>
      <text:p text:style-name="P5"><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5"><text:span text:style-name="T1"/></text:p>
      <text:h text:style-name="P2" text:outline-level="5"><text:span text:style-name="T1">Morbi in dui quis est pulvinar ullamcorper</text:span></text:h>
      <text:p text:style-name="P5"><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5"><text:span text:style-name="T1"/></text:p>
      <text:p text:style-name="P5"><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8T09:24:14</meta:creation-date>
    <dc:date>2013-01-18T09:30:23</dc:date>
    <meta:editing-duration>PT11S</meta:editing-duration>
    <meta:editing-cycles>2</meta:editing-cycles>
    <meta:generator>LibreOffice/3.6$MacOSX_x86 LibreOffice_project/2ef5aff-a6fb0ff-166bdff-cf087ad-0f1389</meta:generator>
    <meta:document-statistic meta:table-count="0" meta:image-count="0" meta:object-count="0" meta:page-count="100" meta:paragraph-count="1100" meta:word-count="47600" meta:character-count="321800" meta:non-whitespace-character-count="274600"/>
  </office:meta>
</office:document-meta>
</file>